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e have to undo the curse on Lumii-san!</text:p>
          </table:table-cell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head to the “Valley of Mirages” in
Deni Desert right away!</text:p>
          </table:table-cell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 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